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4" style:family="paragraph" style:parent-style-name="Text_20_body">
      <style:text-properties officeooo:rsid="00577394" officeooo:paragraph-rsid="00577394"/>
    </style:style>
    <style:style style:name="P35" style:family="paragraph" style:parent-style-name="Text_20_body">
      <style:text-properties officeooo:rsid="005091ee" officeooo:paragraph-rsid="005091ee"/>
    </style:style>
    <style:style style:name="P36" style:family="paragraph" style:parent-style-name="Text_20_body">
      <style:text-properties officeooo:rsid="005f6665" officeooo:paragraph-rsid="00641c3d"/>
    </style:style>
    <style:style style:name="P37" style:family="paragraph" style:parent-style-name="Text_20_body">
      <style:text-properties officeooo:rsid="00604cd4" officeooo:paragraph-rsid="00641c3d"/>
    </style:style>
    <style:style style:name="P38" style:family="paragraph" style:parent-style-name="Text_20_body">
      <style:text-properties officeooo:paragraph-rsid="00641c3d"/>
    </style:style>
    <style:style style:name="P39" style:family="paragraph" style:parent-style-name="Text_20_body">
      <style:text-properties officeooo:rsid="00641c3d" officeooo:paragraph-rsid="00641c3d"/>
    </style:style>
    <style:style style:name="P40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1" style:family="paragraph" style:parent-style-name="Text_20_body">
      <style:text-properties officeooo:rsid="00641c3d" officeooo:paragraph-rsid="006588ab"/>
    </style:style>
    <style:style style:name="P42" style:family="paragraph" style:parent-style-name="Heading_20_3">
      <style:text-properties officeooo:rsid="002112bf" officeooo:paragraph-rsid="002daecc"/>
    </style:style>
    <style:style style:name="P43" style:family="paragraph" style:parent-style-name="Heading_20_3">
      <style:text-properties officeooo:rsid="002112bf" officeooo:paragraph-rsid="002bbf90"/>
    </style:style>
    <style:style style:name="P44" style:family="paragraph" style:parent-style-name="Heading_20_3">
      <style:text-properties officeooo:rsid="002112bf" officeooo:paragraph-rsid="0029c71f"/>
    </style:style>
    <style:style style:name="P45" style:family="paragraph" style:parent-style-name="Heading_20_3">
      <style:text-properties officeooo:rsid="002112bf" officeooo:paragraph-rsid="002f1392"/>
    </style:style>
    <style:style style:name="P46" style:family="paragraph" style:parent-style-name="Heading_20_3">
      <style:text-properties officeooo:rsid="002112bf" officeooo:paragraph-rsid="002112bf"/>
    </style:style>
    <style:style style:name="P47" style:family="paragraph" style:parent-style-name="Heading_20_2">
      <style:text-properties officeooo:rsid="0026cf26" officeooo:paragraph-rsid="0026cf26"/>
    </style:style>
    <style:style style:name="P48" style:family="paragraph" style:parent-style-name="Heading_20_2">
      <style:text-properties officeooo:rsid="0029c71f" officeooo:paragraph-rsid="0029c71f"/>
    </style:style>
    <style:style style:name="P49" style:family="paragraph" style:parent-style-name="Heading_20_2">
      <style:text-properties officeooo:rsid="001be0c3" officeooo:paragraph-rsid="001be0c3"/>
    </style:style>
    <style:style style:name="P50" style:family="paragraph" style:parent-style-name="Heading_20_2">
      <style:text-properties officeooo:rsid="001d65db" officeooo:paragraph-rsid="001d65db"/>
    </style:style>
    <style:style style:name="P51" style:family="paragraph" style:parent-style-name="Heading_20_2">
      <style:text-properties officeooo:rsid="003c7e1b" officeooo:paragraph-rsid="003c7e1b"/>
    </style:style>
    <style:style style:name="P52" style:family="paragraph" style:parent-style-name="Heading_20_2">
      <style:text-properties officeooo:rsid="005091ee" officeooo:paragraph-rsid="00641c3d"/>
    </style:style>
    <style:style style:name="P53" style:family="paragraph" style:parent-style-name="Heading_20_2">
      <style:text-properties officeooo:paragraph-rsid="00641c3d"/>
    </style:style>
    <style:style style:name="P54" style:family="paragraph" style:parent-style-name="Heading_20_2">
      <style:text-properties officeooo:rsid="00604cd4"/>
    </style:style>
    <style:style style:name="P55" style:family="paragraph" style:parent-style-name="Heading_20_2">
      <style:text-properties officeooo:rsid="00604cd4" officeooo:paragraph-rsid="00641c3d"/>
    </style:style>
    <style:style style:name="P56" style:family="paragraph" style:parent-style-name="Heading_20_2">
      <style:text-properties officeooo:rsid="005b2d2c" officeooo:paragraph-rsid="005b2d2c"/>
    </style:style>
    <style:style style:name="P57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OS <text:span text:style-name="T10">Log</text:span> for V2-Mini</text:p>
      <text:p text:style-name="P3"><text:span text:style-name="T1">Contributors:</text:span><text:span text:style-name="T7"> Jon Moore, ...</text:span></text:p>
      <text:h text:style-name="P47" text:outline-level="2">GitHub</text:h>
      <text:p text:style-name="P7"><text:a xlink:type="simple" xlink:href="https://github.com/v2-mini/v2-mini-robot">https://github.com/v2-mini/v2-mini-robot</text:a> </text:p>
      <text:h text:style-name="P48" text:outline-level="2">ROS Indigo</text:h>
      <text:h text:style-name="P42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49" text:outline-level="2">R200 RealSense Camera</text:h>
      <text:h text:style-name="P43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50" text:outline-level="2">Arduino</text:h>
      <text:h text:style-name="P44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5" text:outline-level="3">Oct <text:span text:style-name="T11">6</text:span><text:span text:style-name="T3">th</text:span>:</text:h>
      <text:p text:style-name="P9">- </text:p>
      <text:h text:style-name="P50" text:outline-level="2"><text:soft-page-break/>Ultrasonic Sensors</text:h>
      <text:h text:style-name="P46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57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51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</text:span></text:p>
      <text:p text:style-name="P26">- <text:span text:style-name="T25">open another terminal:</text:span></text:p>
      <text:p text:style-name="P27">$ cd <text:span text:style-name="T27">~</text:span></text:p>
      <text:p text:style-name="P27"><text:soft-page-break/>$ source v2mini_ws/<text:span text:style-name="T28">devel/setup.bash</text:span></text:p>
      <text:p text:style-name="P27">- <text:span text:style-name="T33">For keyboard Control:</text:span></text:p>
      <text:p text:style-name="P29">$ rosrun v2mini_motion motion_control _<text:span text:style-name="T34">control:=remote </text:span><text:s/>_<text:span text:style-name="T33">controller:=keyboard</text:span></text:p>
      <text:p text:style-name="P34">- Or for gamepad Control:</text:p>
      <text:p text:style-name="P28">$ rosrun v2mini_motion motion_control _<text:span text:style-name="T34">control:=remote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5">$ rostopic echo /base_cmds</text:p>
      <text:h text:style-name="P52" text:outline-level="2">Instructions for use – <text:span text:style-name="T37">Local </text:span>(launcher):</text:h>
      <text:p text:style-name="P38">- <text:span text:style-name="T37">open terminal:</text:span></text:p>
      <text:p text:style-name="P39">$ source ~/v2mini_ws/devel/setup.bash</text:p>
      <text:p text:style-name="P39">- (args “use_mega” or “use_uno” must be set to false if they're not connected) </text:p>
      <text:p text:style-name="P41">$ roslaunch v2mini_motion control_motion.launch <text:span text:style-name="T38">use_mega_base:=false use_mega_head:=false</text:span></text:p>
      <text:h text:style-name="P53" text:outline-level="2">Instructions <text:span text:style-name="T35">for use – Remote (manual node setup)</text:span>:</text:h>
      <text:p text:style-name="P36">$ ssh v2-mini@&lt;ip (temp)&gt;</text:p>
      <text:p text:style-name="P36">$ rosrun</text:p>
      <text:p text:style-name="P36">- new terminal</text:p>
      <text:p text:style-name="P36">$ ssh v2-mini@&lt;ip (temp)&gt;</text:p>
      <text:p text:style-name="P38"><text:span text:style-name="T36">$ </text:span><text:span text:style-name="T23">export ROS_MASTER_URI=http://</text:span><text:span text:style-name="T24">v2-mini</text:span><text:span text:style-name="T23">:11311</text:span></text:p>
      <text:p text:style-name="P36">- <text:span text:style-name="T36">start remote node (repeat for all nodes)</text:span></text:p>
      <text:p text:style-name="P36">---</text:p>
      <text:p text:style-name="P37">- open terminal</text:p>
      <text:p text:style-name="P37">$ <text:span text:style-name="T23">export ROS_MASTER_URI=</text:span><text:a xlink:type="simple" xlink:href="http://v2-mini:11311/">http://v2-mini:11311</text:a></text:p>
      <text:p text:style-name="P37">- start local node (repeat for all nodes)</text:p>
      <text:h text:style-name="P55" text:outline-level="2">Instructions for <text:span text:style-name="T37">use – </text:span>Remote (<text:span text:style-name="T37">launcher</text:span>):</text:h>
      <text:p text:style-name="P38">- <text:span text:style-name="T37">open terminal (on remote machine ie. laptop):</text:span></text:p>
      <text:p text:style-name="P39">$ source ~/v2mini_ws/devel/setup.bash</text:p>
      <text:p text:style-name="P39"><text:soft-page-break/>- (args “use_mega” or “use_uno” must be set to false if they're not connected)</text:p>
      <text:p text:style-name="P39">$ export ROS_MASTER_URI=http://&lt;remote – ip&gt;:11311</text:p>
      <text:p text:style-name="P41">$ roslaunch v2mini_motion control_motion.launch use_mega_<text:span text:style-name="T38">base</text:span>:=false <text:span text:style-name="T38">use_mega_head:=false </text:span>use_uno:=false control_machine:=remote_machine</text:p>
      <text:h text:style-name="P56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3">$ cd ~/v2mini_ws</text:p>
      <text:p text:style-name="P32">$ catkin_make --source ~/Code/src/v2mini_robot/</text:p>
      <text:p text:style-name="P31">- upload build to arduino:</text:p>
      <text:p text:style-name="P31">$ catkin_make --source ~/Code/src/v2mini_robot/ v2mini_init_firmware_megaware-upload</text:p>
      <text:h text:style-name="P5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19T13:19:28.520633112</dc:date>
    <meta:editing-duration>P6DT17H10M56S</meta:editing-duration>
    <meta:editing-cycles>68</meta:editing-cycles>
    <meta:document-statistic meta:table-count="0" meta:image-count="0" meta:object-count="0" meta:page-count="5" meta:paragraph-count="110" meta:word-count="523" meta:character-count="4319" meta:non-whitespace-character-count="3871"/>
  </office:meta>
</office:document-meta>
</file>